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_3</text:p>
          </table:table-cell>
          <table:table-cell office:value-type="string" calcext:value-type="string">
            <text:p>iso_2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TW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Central African Rep.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 office:value-type="string" calcext:value-type="string">
            <text:p>China 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 office:value-type="string" calcext:value-type="string">
            <text:p>China Maca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C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 office:value-type="string" calcext:value-type="string">
            <text:p>Cura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string" calcext:value-type="string">
            <text:p>Czech Rep.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 office:value-type="string" calcext:value-type="string">
            <text:p>Dem. People's Rep. of Korea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 office:value-type="string" calcext:value-type="string">
            <text:p>Dem. Rep. of the Congo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ran (Islamic Rep. of)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Lao PDR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</text:p>
          </table:table-cell>
        </table:table-row>
        <table:table-row table:style-name="ro1">
          <table:table-cell office:value-type="string" calcext:value-type="string">
            <text:p>Rep. of 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 office:value-type="string" calcext:value-type="string">
            <text:p>Rep. of Moldova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 office:value-type="string" calcext:value-type="string">
            <text:p>Serbia and Kosovo (S/RES/1244 (1999))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 office:value-type="string" calcext:value-type="string">
            <text:p>Syrian Arab Rep.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United Rep. of 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09:02:36.855875553</meta:creation-date>
    <dc:date>2019-02-17T09:37:26.846703970</dc:date>
    <meta:editing-duration>PT34M47S</meta:editing-duration>
    <meta:editing-cycles>5</meta:editing-cycles>
    <meta:generator>LibreOffice/6.1.3.2$MacOSX_X86_64 LibreOffice_project/86daf60bf00efa86ad547e59e09d6bb77c699acb</meta:generator>
    <meta:document-statistic meta:table-count="1" meta:cell-count="548" meta:object-count="0"/>
  </office:meta>
</office:document-meta>
</file>